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00000"/>
    </style:style>
    <style:style style:name="P2" style:family="paragraph" style:parent-style-name="Standard">
      <style:paragraph-properties style:line-height-at-least="0.198in"/>
      <style:text-properties fo:color="#7ca668" style:font-name="Droid Sans Mono" fo:font-size="10.5pt" fo:font-weight="normal" fo:background-color="#000000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ine Notes Sharing-</text:p>
      <text:p text:style-name="P1">Online Notes Sharing- </text:p>
      <text:p text:style-name="P1">Online Note Sharing</text:p>
      <text:p text:style-name="P1"><text:span text:style-name="T1">&lt;</text:span><text:span text:style-name="T2">a</text:span> <text:span text:style-name="T3">href</text:span>=<text:span text:style-name="T4">"{% url 'index' %}"</text:span> <text:span text:style-name="T3">class</text:span>=<text:span text:style-name="T4">"logo"</text:span><text:span text:style-name="T1">&gt;&lt;</text:span><text:span text:style-name="T2">i</text:span> <text:span text:style-name="T3">class</text:span>=<text:span text:style-name="T4">"fas fa-book-reader"</text:span><text:span text:style-name="T1">&gt;&lt;/</text:span><text:span text:style-name="T2">i</text:span><text:span text:style-name="T1">&gt;</text:span> Online Notes Sharing<text:span text:style-name="T1">&lt;/</text:span><text:span text:style-name="T2">a</text:span><text:span text:style-name="T1">&gt;</text:span></text:p>
      <text:p text:style-name="P1"/>
      <text:p text:style-name="P2">&lt;!-- home section starts --&gt;</text:p>
      <text:p text:style-name="P1"><text:span text:style-name="T1">&lt;</text:span><text:span text:style-name="T2">section</text:span> <text:span text:style-name="T3">class</text:span>=<text:span text:style-name="T4">"home"</text:span> <text:span text:style-name="T3">id</text:span>=<text:span text:style-name="T4">"home"</text:span><text:span text:style-name="T1">&gt;</text:span></text:p>
      <text:p text:style-name="P1"><text:span text:style-name="T1">&lt;</text:span><text:span text:style-name="T2">h1</text:span> <text:span text:style-name="T3">style</text:span>=<text:span text:style-name="T4">"background-color : #F1B90F"</text:span><text:span text:style-name="T1">&gt;</text:span>online notes sharing<text:span text:style-name="T1">&lt;/</text:span><text:span text:style-name="T2">h1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shape"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section</text:span><text:span text:style-name="T1">&gt;</text:span></text:p>
      <text:p text:style-name="P2">&lt;!-- home section ends --&gt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9:43:54.081703300</meta:creation-date>
    <dc:date>2022-01-07T22:56:58.215893736</dc:date>
    <meta:editing-duration>PT2H22M33S</meta:editing-duration>
    <meta:editing-cycles>1</meta:editing-cycles>
    <meta:document-statistic meta:table-count="0" meta:image-count="0" meta:object-count="0" meta:page-count="1" meta:paragraph-count="10" meta:word-count="44" meta:character-count="347" meta:non-whitespace-character-count="314"/>
    <meta:generator>LibreOffice/6.4.7.2$Linux_X86_64 LibreOffice_project/40$Build-2</meta:generator>
  </office:meta>
</office:document-meta>
</file>